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Basic/script-lc.xml"/>
  <manifest:file-entry manifest:media-type="text/xml" manifest:full-path="Basic/Standard/rotate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0.2209in"/>
    </style:style>
    <style:style style:name="gr2" style:family="graphic">
      <style:graphic-properties draw:stroke="none" svg:stroke-color="#000000" draw:fill="none" draw:fill-color="#ffffff" fo:min-height="0.2776in"/>
    </style:style>
    <style:style style:name="gr3" style:family="graphic">
      <style:graphic-properties draw:stroke="none" svg:stroke-color="#000000" draw:fill="solid" draw:fill-color="#ffffff" fo:min-height="0.3358in"/>
    </style:style>
    <style:style style:name="gr4" style:family="graphic">
      <style:graphic-properties draw:stroke="none" svg:stroke-color="#000000" draw:fill="none" draw:fill-color="#ffffff" fo:min-height="0.2772in"/>
    </style:style>
    <style:style style:name="gr5" style:family="graphic">
      <style:graphic-properties draw:stroke="none" svg:stroke-color="#000000" draw:fill="solid" draw:fill-color="#ffffff" fo:min-height="0.2209in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text-properties style:font-name="Arial" fo:font-weight="bold" style:font-weight-asian="bold" style:font-weight-complex="bold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Sheet1" table:style-name="ta1" table:print-ranges="Sheet1.A1:Sheet1.M43">
        <table:shapes>
          <draw:frame draw:z-index="0" draw:style-name="gr1" draw:text-style-name="P1" svg:width="1.5701in" svg:height="0.2209in" svg:x="1.8406in" svg:y="3.6354in">
            <draw:text-box>
              <text:p><text:span text:style-name="T1">Total: #143; 100%</text:span></text:p>
            </draw:text-box>
          </draw:frame>
          <draw:frame draw:z-index="3" draw:style-name="gr2" draw:text-style-name="P2" svg:width="0.2283in" svg:height="0.2776in" svg:x="0.0736in" svg:y="4.2138in">
            <draw:text-box>
              <text:p><text:span text:style-name="T2">#</text:span></text:p>
            </draw:text-box>
          </draw:frame>
          <draw:frame draw:z-index="4" draw:style-name="gr3" draw:text-style-name="P2" svg:width="0.561in" svg:height="0.3358in" svg:x="7.9in" svg:y="6.1406in">
            <draw:text-box>
              <text:p><text:span text:style-name="T2">Year</text:span></text:p>
            </draw:text-box>
          </draw:frame>
          <draw:frame draw:z-index="5" draw:style-name="gr4" draw:text-style-name="P2" svg:width="0.561in" svg:height="0.2772in" svg:x="4.572in" svg:y="4.9209in">
            <draw:text-box>
              <text:p><text:span text:style-name="T2">Year</text:span></text:p>
            </draw:text-box>
          </draw:frame>
          <draw:frame draw:z-index="6" draw:style-name="gr5" draw:text-style-name="P1" svg:width="1.4201in" svg:height="0.2209in" svg:x="2.0807in" svg:y="3.511in">
            <draw:text-box>
              <text:p><text:span text:style-name="T1">Total: #143/100%</text:span></text:p>
            </draw:text-box>
          </draw:frame>
          <draw:frame draw:z-index="7" draw:style-name="gr5" draw:text-style-name="P1" svg:width="1.3402in" svg:height="0.2209in" svg:x="7.0598in" svg:y="5.9039in">
            <draw:text-box>
              <text:p><text:span text:style-name="T1">Total: #701/100%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1" office:value-type="float" office:value="2008">
            <text:p>2008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2013">
            <text:p>2013</text:p>
          </table:table-cell>
          <table:table-cell table:style-name="ce1" office:value-type="float" office:value="2014">
            <text:p>2014</text:p>
          </table:table-cell>
          <table:table-cell table:style-name="ce1" office:value-type="float" office:value="2015">
            <text:p>2015</text:p>
          </table:table-cell>
          <table:table-cell table:style-name="ce1" office:value-type="float" office:value="2016">
            <text:p>2016</text:p>
          </table:table-cell>
          <table:table-cell table:style-name="ce1" office:value-type="float" office:value="2017">
            <text:p>2017</text:p>
          </table:table-cell>
          <table:table-cell table:style-name="ce2" office:value-type="string">
            <text:p>Sum</text:p>
          </table:table-cell>
          <table:table-cell/>
        </table:table-row>
        <table:table-row table:style-name="ro1">
          <table:table-cell office:value-type="string">
            <text:p>other arbitrary code exec., #557</text:p>
          </table:table-cell>
          <table:table-cell table:formula="of:=[.B20]-SUM([.B3:.B17])" office:value-type="float" office:value="44">
            <text:p>44</text:p>
          </table:table-cell>
          <table:table-cell table:formula="of:=[.C20]-SUM([.C3:.C17])" office:value-type="float" office:value="32">
            <text:p>32</text:p>
          </table:table-cell>
          <table:table-cell table:formula="of:=[.D20]-SUM([.D3:.D17])" office:value-type="float" office:value="39">
            <text:p>39</text:p>
          </table:table-cell>
          <table:table-cell table:formula="of:=[.E20]-SUM([.E3:.E17])" office:value-type="float" office:value="11">
            <text:p>11</text:p>
          </table:table-cell>
          <table:table-cell table:formula="of:=[.F20]-SUM([.F3:.F17])" office:value-type="float" office:value="25">
            <text:p>25</text:p>
          </table:table-cell>
          <table:table-cell table:formula="of:=[.G20]-SUM([.G3:.G17])" office:value-type="float" office:value="12">
            <text:p>12</text:p>
          </table:table-cell>
          <table:table-cell table:formula="of:=[.H20]-SUM([.H3:.H17])" office:value-type="float" office:value="53">
            <text:p>53</text:p>
          </table:table-cell>
          <table:table-cell table:formula="of:=[.I20]-SUM([.I3:.I17])" office:value-type="float" office:value="66">
            <text:p>66</text:p>
          </table:table-cell>
          <table:table-cell table:formula="of:=[.J20]-SUM([.J3:.J17])" office:value-type="float" office:value="79">
            <text:p>79</text:p>
          </table:table-cell>
          <table:table-cell table:formula="of:=[.K20]-SUM([.K3:.K17])" office:value-type="float" office:value="196">
            <text:p>196</text:p>
          </table:table-cell>
          <table:table-cell table:formula="of:=SUM([.B2:.K2])" office:value-type="float" office:value="557">
            <text:p>557</text:p>
          </table:table-cell>
          <table:table-cell/>
        </table:table-row>
        <table:table-row table:style-name="ro1">
          <table:table-cell office:value-type="string">
            <text:p>virtual table, #2; 1.39%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B3:.K3])" office:value-type="float" office:value="2">
            <text:p>2</text:p>
          </table:table-cell>
          <table:table-cell table:formula="of:=[.L3]*100/143" office:value-type="float" office:value="1.3986013986014">
            <text:p>1.3986013986</text:p>
          </table:table-cell>
        </table:table-row>
        <table:table-row table:style-name="ro1">
          <table:table-cell office:value-type="string">
            <text:p>virtual function, #2; 1.39%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B4:.K4])" office:value-type="float" office:value="2">
            <text:p>2</text:p>
          </table:table-cell>
          <table:table-cell table:formula="of:=[.L4]*100/143" office:value-type="float" office:value="1.3986013986014">
            <text:p>1.3986013986</text:p>
          </table:table-cell>
        </table:table-row>
        <table:table-row table:style-name="ro1">
          <table:table-cell office:value-type="string">
            <text:p>virtual pointer, #0; 0%</text:p>
          </table:table-cell>
          <table:table-cell table:number-columns-repeated="10" office:value-type="float" office:value="0">
            <text:p>0</text:p>
          </table:table-cell>
          <table:table-cell table:formula="of:=SUM([.B5:.K5])" office:value-type="float" office:value="0">
            <text:p>0</text:p>
          </table:table-cell>
          <table:table-cell table:formula="of:=[.L5]*100/143" office:value-type="float" office:value="0">
            <text:p>0</text:p>
          </table:table-cell>
        </table:table-row>
        <table:table-row table:style-name="ro1">
          <table:table-cell office:value-type="string">
            <text:p>object dispatch, #0; 0%</text:p>
          </table:table-cell>
          <table:table-cell table:number-columns-repeated="10" office:value-type="float" office:value="0">
            <text:p>0</text:p>
          </table:table-cell>
          <table:table-cell table:formula="of:=SUM([.B6:.K6])" office:value-type="float" office:value="0">
            <text:p>0</text:p>
          </table:table-cell>
          <table:table-cell table:formula="of:=[.L6]*100/143" office:value-type="float" office:value="0">
            <text:p>0</text:p>
          </table:table-cell>
        </table:table-row>
        <table:table-row table:style-name="ro1">
          <table:table-cell office:value-type="string">
            <text:p>pointer corruption, #4: 2.79%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7:.K7])" office:value-type="float" office:value="4">
            <text:p>4</text:p>
          </table:table-cell>
          <table:table-cell table:formula="of:=[.L7]*100/143" office:value-type="float" office:value="2.7972027972028">
            <text:p>2.7972027972</text:p>
          </table:table-cell>
        </table:table-row>
        <table:table-row table:style-name="ro1">
          <table:table-cell office:value-type="string">
            <text:p>pointer dereference, #0; 0%</text:p>
          </table:table-cell>
          <table:table-cell table:number-columns-repeated="10" office:value-type="float" office:value="0">
            <text:p>0</text:p>
          </table:table-cell>
          <table:table-cell table:formula="of:=SUM([.B8:.K8])" office:value-type="float" office:value="0">
            <text:p>0</text:p>
          </table:table-cell>
          <table:table-cell table:formula="of:=[.L8]*100/143" office:value-type="float" office:value="0">
            <text:p>0</text:p>
          </table:table-cell>
        </table:table-row>
        <table:table-row table:style-name="ro1">
          <table:table-cell office:value-type="string">
            <text:p>pointer vulnerability, #7: 4.897%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B9:.K9])" office:value-type="float" office:value="7">
            <text:p>7</text:p>
          </table:table-cell>
          <table:table-cell table:formula="of:=[.L9]*100/143" office:value-type="float" office:value="4.8951048951049">
            <text:p>4.8951048951</text:p>
          </table:table-cell>
        </table:table-row>
        <table:table-row table:style-name="ro1">
          <table:table-cell office:value-type="string">
            <text:p>Pointer, #9: 6.29%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B10:.K10])" office:value-type="float" office:value="9">
            <text:p>9</text:p>
          </table:table-cell>
          <table:table-cell table:formula="of:=[.L10]*100/143" office:value-type="float" office:value="6.29370629370629">
            <text:p>6.2937062937</text:p>
          </table:table-cell>
        </table:table-row>
        <table:table-row table:style-name="ro1">
          <table:table-cell office:value-type="string">
            <text:p>Object, #53, 37.06%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SUM([.B11:.K11])" office:value-type="float" office:value="53">
            <text:p>53</text:p>
          </table:table-cell>
          <table:table-cell table:formula="of:=[.L11]*100/143" office:value-type="float" office:value="37.0629370629371">
            <text:p>37.0629370629</text:p>
          </table:table-cell>
        </table:table-row>
        <table:table-row table:style-name="ro1">
          <table:table-cell office:value-type="string">
            <text:p>use after free, #49, 34.26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SUM([.B12:.K12])" office:value-type="float" office:value="49">
            <text:p>49</text:p>
          </table:table-cell>
          <table:table-cell table:formula="of:=[.L12]*100/143" office:value-type="float" office:value="34.2657342657343">
            <text:p>34.2657342657</text:p>
          </table:table-cell>
        </table:table-row>
        <table:table-row table:style-name="ro1">
          <table:table-cell office:value-type="string">
            <text:p>dereference heap object, #2, 1.39%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B13:.K13])" office:value-type="float" office:value="2">
            <text:p>2</text:p>
          </table:table-cell>
          <table:table-cell table:formula="of:=[.L13]*100/143" office:value-type="float" office:value="1.3986013986014">
            <text:p>1.3986013986</text:p>
          </table:table-cell>
        </table:table-row>
        <table:table-row table:style-name="ro1">
          <table:table-cell office:value-type="string">
            <text:p>nonexistent object, #1, 0.69%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B14:.K14])" office:value-type="float" office:value="1">
            <text:p>1</text:p>
          </table:table-cell>
          <table:table-cell table:formula="of:=[.L14]*100/143" office:value-type="float" office:value="0.699300699300699">
            <text:p>0.6993006993</text:p>
          </table:table-cell>
        </table:table-row>
        <table:table-row table:style-name="ro1">
          <table:table-cell office:value-type="string">
            <text:p>object use after free, #8, 59%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15:.K15])" office:value-type="float" office:value="8">
            <text:p>8</text:p>
          </table:table-cell>
          <table:table-cell table:formula="of:=[.L15]*100/143" office:value-type="float" office:value="5.59440559440559">
            <text:p>5.5944055944</text:p>
          </table:table-cell>
        </table:table-row>
        <table:table-row table:style-name="ro1">
          <table:table-cell office:value-type="string">
            <text:p>malformed object, #1, 0.69%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formula="of:=SUM([.B16:.K16])" office:value-type="float" office:value="1">
            <text:p>1</text:p>
          </table:table-cell>
          <table:table-cell table:formula="of:=[.L16]*100/143" office:value-type="float" office:value="0.699300699300699">
            <text:p>0.6993006993</text:p>
          </table:table-cell>
        </table:table-row>
        <table:table-row table:style-name="ro1">
          <table:table-cell office:value-type="string">
            <text:p>invalid pointer, #5, 3.49%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B17:.K17])" office:value-type="float" office:value="5">
            <text:p>5</text:p>
          </table:table-cell>
          <table:table-cell table:formula="of:=[.L17]*100/143" office:value-type="float" office:value="3.4965034965035">
            <text:p>3.4965034965</text:p>
          </table:table-cell>
        </table:table-row>
        <table:table-row table:style-name="ro1">
          <table:table-cell/>
          <table:table-cell table:formula="of:=SUM([.B3:.B17])" office:value-type="float" office:value="6">
            <text:p>6</text:p>
          </table:table-cell>
          <table:table-cell table:formula="of:=SUM([.C3:.C17])" office:value-type="float" office:value="3">
            <text:p>3</text:p>
          </table:table-cell>
          <table:table-cell table:formula="of:=SUM([.D3:.D17])" office:value-type="float" office:value="20">
            <text:p>20</text:p>
          </table:table-cell>
          <table:table-cell table:formula="of:=SUM([.E3:.E17])" office:value-type="float" office:value="8">
            <text:p>8</text:p>
          </table:table-cell>
          <table:table-cell table:formula="of:=SUM([.F3:.F17])" office:value-type="float" office:value="25">
            <text:p>25</text:p>
          </table:table-cell>
          <table:table-cell table:formula="of:=SUM([.G3:.G17])" office:value-type="float" office:value="2">
            <text:p>2</text:p>
          </table:table-cell>
          <table:table-cell table:formula="of:=SUM([.H3:.H17])" office:value-type="float" office:value="11">
            <text:p>11</text:p>
          </table:table-cell>
          <table:table-cell table:formula="of:=SUM([.I3:.I17])" office:value-type="float" office:value="5">
            <text:p>5</text:p>
          </table:table-cell>
          <table:table-cell table:formula="of:=SUM([.J3:.J17])" office:value-type="float" office:value="21">
            <text:p>21</text:p>
          </table:table-cell>
          <table:table-cell table:formula="of:=SUM([.K3:.K17])" office:value-type="float" office:value="42">
            <text:p>42</text:p>
          </table:table-cell>
          <table:table-cell table:formula="of:=SUM([.B18:.K18])" office:value-type="float" office:value="143">
            <text:p>143</text:p>
          </table:table-cell>
          <table:table-cell table:formula="of:=SUM([.L3:.L17])" office:value-type="float" office:value="143">
            <text:p>14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  <draw:frame table:end-cell-address="Sheet1.L43" table:end-x="0.5913in" table:end-y="0.0134in" draw:z-index="1" draw:style-name="gr6" draw:text-style-name="P3" svg:width="7.1685in" svg:height="3.7791in" svg:x="0.6in" svg:y="0.085in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238">
            <text:p>238</text:p>
          </table:table-cell>
          <table:table-cell table:formula="of:=SUM([.B20:.K20])" office:value-type="float" office:value="700">
            <text:p>700</text:p>
          </table:table-cell>
          <table:table-cell/>
        </table:table-row>
        <table:table-row table:style-name="ro1">
          <table:table-cell>
            <draw:frame table:end-cell-address="Sheet1.D43" table:end-x="0.7571in" table:end-y="0.0055in" draw:z-index="2" draw:style-name="gr6" draw:text-style-name="P3" svg:width="5.2791in" svg:height="3.6614in" svg:x="0.0287in" svg:y="0.0276in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/>
          <table:table-cell office:value-type="string">
            <text:p>Total: #70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0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0.0402in" draw:rotation="0"/>
  </office:styles>
  <office:automatic-styles>
    <style:page-layout style:name="Mpm1">
      <style:page-layout-properties style:scale-to="54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5/19/2017</text:date>, <text:time>19:3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20:04:37.935869684</meta:creation-date>
    <dc:date>2017-05-19T19:31:00</dc:date>
    <meta:editing-duration>PT7H32M50S</meta:editing-duration>
    <meta:editing-cycles>53</meta:editing-cycles>
    <meta:generator>OpenOffice/4.0.0$Unix OpenOffice.org_project/400m3$Build-9702</meta:generator>
    <dc:creator>paul muntean</dc:creator>
    <meta:document-statistic meta:table-count="1" meta:cell-count="241" meta:object-count="8"/>
  </office:meta>
</office:document-meta>
</file>

<file path=Basic/Standard/rotate.xml><?xml version="1.0" encoding="utf-8"?>
<!DOCTYPE module  PUBLIC '-//OpenOffice.org//DTD OfficeDocument 1.0//EN'  'module.dtd'>
<script:module xmlns:script="http://openoffice.org/2000/script" script:name="rotate" script:language="StarBasic">REM  *****  BASIC  *****

Sub Main
Chart.Diagram.XAxis.TextRotation = 4500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otat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spline-resolution="25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5" style:family="chart">
      <style:graphic-properties svg:stroke-color="#111111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origin="0" chart:reverse-direction="false" text:line-break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24" style:family="chart">
      <style:graphic-properties draw:stroke="solid" draw:fill="none" draw:fill-color="#e6e6e6" draw:opacity="0%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3.453cm" svg:height="9.336cm" xlink:href=".." xlink:type="simple" chart:class="chart:line" chart:style-name="ch1">
        <chart:legend svg:x="0.321cm" svg:y="4.906cm" style:legend-expansion="custom" chartooo:width="12.925cm" chartooo:height="4.236cm" style:legend-expansion-aspect-ratio="3.05122757318225" chart:style-name="ch2"/>
        <chart:plot-area chart:style-name="ch3" table:cell-range-address="Sheet1.B1:Sheet1.K17 Sheet1.A2:Sheet1.A17" chart:data-source-has-labels="both" svg:x="0.057cm" svg:y="-0.07cm" svg:width="13.171cm" svg:height="5.183cm">
          <chartooo:coordinate-region svg:x="1.049cm" svg:y="0.129cm" svg:width="11.807cm" svg:height="4.337cm"/>
          <chart:axis chart:dimension="x" chart:name="primary-x" chart:style-name="ch4" chartooo:axis-type="auto">
            <chartooo:date-scale/>
            <chart:categories table:cell-range-address="Sheet1.B1:Sheet1.K1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grid chart:class="major"/>
            <chart:grid chart:class="minor"/>
          </chart:axis>
          <chart:axis chart:dimension="y" chart:name="secondary-y" chart:style-name="ch6"/>
          <chart:series chart:attached-axis="primary-y" chart:style-name="ch8" chart:values-cell-range-address="Sheet1.B2:Sheet1.K2" chart:label-cell-address="Sheet1.A2:Sheet1.A2" chart:class="chart:line">
            <chart:data-point chart:repeated="10"/>
          </chart:series>
          <chart:series chart:attached-axis="primary-y" chart:style-name="ch9" chart:values-cell-range-address="Sheet1.B3:Sheet1.K3" chart:label-cell-address="Sheet1.A3:Sheet1.A3" chart:class="chart:line">
            <chart:data-point chart:repeated="10"/>
          </chart:series>
          <chart:series chart:attached-axis="primary-y" chart:style-name="ch10" chart:values-cell-range-address="Sheet1.B4:Sheet1.K4" chart:label-cell-address="Sheet1.A4:Sheet1.A4" chart:class="chart:line">
            <chart:data-point chart:repeated="10"/>
          </chart:series>
          <chart:series chart:attached-axis="primary-y" chart:style-name="ch11" chart:values-cell-range-address="Sheet1.B5:Sheet1.K5" chart:label-cell-address="Sheet1.A5:Sheet1.A5" chart:class="chart:line">
            <chart:data-point chart:repeated="10"/>
          </chart:series>
          <chart:series chart:attached-axis="primary-y" chart:style-name="ch12" chart:values-cell-range-address="Sheet1.B6:Sheet1.K6" chart:label-cell-address="Sheet1.A6:Sheet1.A6" chart:class="chart:line">
            <chart:data-point chart:repeated="10"/>
          </chart:series>
          <chart:series chart:attached-axis="primary-y" chart:style-name="ch13" chart:values-cell-range-address="Sheet1.B7:Sheet1.K7" chart:label-cell-address="Sheet1.A7:Sheet1.A7" chart:class="chart:line">
            <chart:data-point chart:repeated="10"/>
          </chart:series>
          <chart:series chart:attached-axis="primary-y" chart:style-name="ch14" chart:values-cell-range-address="Sheet1.B8:Sheet1.K8" chart:label-cell-address="Sheet1.A8:Sheet1.A8" chart:class="chart:line">
            <chart:data-point chart:repeated="10"/>
          </chart:series>
          <chart:series chart:attached-axis="primary-y" chart:style-name="ch15" chart:values-cell-range-address="Sheet1.B9:Sheet1.K9" chart:label-cell-address="Sheet1.A9:Sheet1.A9" chart:class="chart:line">
            <chart:data-point chart:repeated="10"/>
          </chart:series>
          <chart:series chart:attached-axis="primary-y" chart:style-name="ch16" chart:values-cell-range-address="Sheet1.B10:Sheet1.K10" chart:label-cell-address="Sheet1.A10:Sheet1.A10" chart:class="chart:line">
            <chart:data-point chart:repeated="10"/>
          </chart:series>
          <chart:series chart:attached-axis="primary-y" chart:style-name="ch17" chart:values-cell-range-address="Sheet1.B11:Sheet1.K11" chart:label-cell-address="Sheet1.A11:Sheet1.A11" chart:class="chart:line">
            <chart:data-point chart:repeated="10"/>
          </chart:series>
          <chart:series chart:attached-axis="primary-y" chart:style-name="ch18" chart:values-cell-range-address="Sheet1.B12:Sheet1.K12" chart:label-cell-address="Sheet1.A12:Sheet1.A12" chart:class="chart:line">
            <chart:data-point chart:repeated="10"/>
          </chart:series>
          <chart:series chart:attached-axis="primary-y" chart:style-name="ch19" chart:values-cell-range-address="Sheet1.B13:Sheet1.K13" chart:label-cell-address="Sheet1.A13:Sheet1.A13" chart:class="chart:line">
            <chart:data-point chart:repeated="10"/>
          </chart:series>
          <chart:series chart:attached-axis="primary-y" chart:style-name="ch20" chart:values-cell-range-address="Sheet1.B14:Sheet1.K14" chart:label-cell-address="Sheet1.A14:Sheet1.A14" chart:class="chart:line">
            <chart:data-point chart:repeated="10"/>
          </chart:series>
          <chart:series chart:attached-axis="primary-y" chart:style-name="ch21" chart:values-cell-range-address="Sheet1.B15:Sheet1.K15" chart:label-cell-address="Sheet1.A15:Sheet1.A15" chart:class="chart:line">
            <chart:data-point chart:repeated="10"/>
          </chart:series>
          <chart:series chart:attached-axis="primary-y" chart:style-name="ch22" chart:values-cell-range-address="Sheet1.B16:Sheet1.K16" chart:label-cell-address="Sheet1.A16:Sheet1.A16" chart:class="chart:line">
            <chart:data-point chart:repeated="10"/>
          </chart:series>
          <chart:series chart:attached-axis="primary-y" chart:style-name="ch23" chart:values-cell-range-address="Sheet1.B17:Sheet1.K17" chart:label-cell-address="Sheet1.A17:Sheet1.A17" chart:class="chart:line">
            <chart:data-point chart:repeated="10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10</text:p>
                <draw:g>
                  <svg:desc>Sheet1.B1:Sheet1.K1</svg:desc>
                </draw:g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other arbitrary code exec., #557</text:p>
                <draw:g>
                  <svg:desc>Sheet1.A2:Sheet1.A2</svg:desc>
                </draw:g>
              </table:table-cell>
              <table:table-cell office:value-type="float" office:value="44">
                <text:p>44</text:p>
                <draw:g>
                  <svg:desc>Sheet1.B2:Sheet1.K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virtual table, #2; 1.39%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function, #2; 1.39%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pointer, #0; 0%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dispatch, #0; 0%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corruption, #4: 2.79%</text:p>
                <draw:g>
                  <svg:desc>Sheet1.A7:Sheet1.A7</svg:desc>
                </draw:g>
              </table:table-cell>
              <table:table-cell office:value-type="float" office:value="1">
                <text:p>1</text:p>
                <draw:g>
                  <svg:desc>Sheet1.B7:Sheet1.K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dereference, #0; 0%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vulnerability, #7: 4.897%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, #9: 6.29%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K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, #53, 37.06%</text:p>
                <draw:g>
                  <svg:desc>Sheet1.A11:Sheet1.A11</svg:desc>
                </draw:g>
              </table:table-cell>
              <table:table-cell office:value-type="float" office:value="2">
                <text:p>2</text:p>
                <draw:g>
                  <svg:desc>Sheet1.B11:Sheet1.K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se after free, #49, 34.26%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dereference heap object, #2, 1.39%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xistent object, #1, 0.69%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use after free, #8, 59%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formed object, #1, 0.69%</text:p>
                <draw:g>
                  <svg:desc>Sheet1.A16:Sheet1.A16</svg:desc>
                </draw:g>
              </table:table-cell>
              <table:table-cell office:value-type="float" office:value="1">
                <text:p>1</text:p>
                <draw:g>
                  <svg:desc>Sheet1.B16:Sheet1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alid pointer, #5, 3.49%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45"/>
      <style:text-properties fo:font-size="10pt" style:font-size-asian="10pt" style:font-size-complex="10pt"/>
    </style:style>
    <style:style style:name="ch4" style:family="chart" style:data-style-name="N8010">
      <style:chart-properties chart:display-label="true" chart:logarithmic="false" chart:minimum="0.5" chart:origin="0" chart:interval-minor-divisor="1" chart:reverse-direction="false" text:line-break="false" chart:axis-position="0"/>
      <style:text-properties fo:font-size="10pt" style:font-size-asian="10pt" style:font-size-complex="10pt"/>
    </style:style>
    <style:style style:name="ch5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>
      <style:graphic-properties draw:stroke="solid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11cm" svg:height="9.6cm" xlink:href=".." xlink:type="simple" chart:class="chart:bar" chart:style-name="ch1">
        <chart:plot-area chart:style-name="ch2" table:cell-range-address="Sheet1.B1:Sheet1.K17 Sheet1.A2:Sheet1.A17" chart:data-source-has-labels="both" svg:x="0.33cm" svg:y="0.252cm" svg:width="8.108cm" svg:height="8.998cm">
          <chartooo:coordinate-region svg:x="1.454cm" svg:y="0.451cm" svg:width="6.984cm" svg:height="7.745cm"/>
          <chart:axis chart:dimension="x" chart:name="primary-x" chart:style-name="ch3" chartooo:axis-type="auto">
            <chartooo:date-scale/>
            <chart:categories table:cell-range-address="Sheet1.B1:Sheet1.K1"/>
          </chart:axis>
          <chart:axis chart:dimension="y" chart:name="primary-y" chart:style-name="ch4">
            <chart:grid chart:class="major"/>
          </chart:axis>
          <chart:series chart:style-name="ch5" chart:values-cell-range-address="Sheet1.B2:Sheet1.K2" chart:label-cell-address="Sheet1.A2:Sheet1.A2" chart:class="chart:bar">
            <chart:data-point chart:repeated="10"/>
          </chart:series>
          <chart:series chart:style-name="ch6" chart:values-cell-range-address="Sheet1.B3:Sheet1.K3" chart:label-cell-address="Sheet1.A3:Sheet1.A3" chart:class="chart:bar">
            <chart:data-point chart:repeated="10"/>
          </chart:series>
          <chart:series chart:style-name="ch7" chart:values-cell-range-address="Sheet1.B4:Sheet1.K4" chart:label-cell-address="Sheet1.A4:Sheet1.A4" chart:class="chart:bar">
            <chart:data-point chart:repeated="10"/>
          </chart:series>
          <chart:series chart:style-name="ch8" chart:values-cell-range-address="Sheet1.B5:Sheet1.K5" chart:label-cell-address="Sheet1.A5:Sheet1.A5" chart:class="chart:bar">
            <chart:data-point chart:repeated="10"/>
          </chart:series>
          <chart:series chart:style-name="ch9" chart:values-cell-range-address="Sheet1.B6:Sheet1.K6" chart:label-cell-address="Sheet1.A6:Sheet1.A6" chart:class="chart:bar">
            <chart:data-point chart:repeated="10"/>
          </chart:series>
          <chart:series chart:style-name="ch10" chart:values-cell-range-address="Sheet1.B7:Sheet1.K7" chart:label-cell-address="Sheet1.A7:Sheet1.A7" chart:class="chart:bar">
            <chart:data-point chart:repeated="10"/>
          </chart:series>
          <chart:series chart:style-name="ch11" chart:values-cell-range-address="Sheet1.B8:Sheet1.K8" chart:label-cell-address="Sheet1.A8:Sheet1.A8" chart:class="chart:bar">
            <chart:data-point chart:repeated="10"/>
          </chart:series>
          <chart:series chart:style-name="ch12" chart:values-cell-range-address="Sheet1.B9:Sheet1.K9" chart:label-cell-address="Sheet1.A9:Sheet1.A9" chart:class="chart:bar">
            <chart:data-point chart:repeated="10"/>
          </chart:series>
          <chart:series chart:style-name="ch13" chart:values-cell-range-address="Sheet1.B10:Sheet1.K10" chart:label-cell-address="Sheet1.A10:Sheet1.A10" chart:class="chart:bar">
            <chart:data-point chart:repeated="10"/>
          </chart:series>
          <chart:series chart:style-name="ch14" chart:values-cell-range-address="Sheet1.B11:Sheet1.K11" chart:label-cell-address="Sheet1.A11:Sheet1.A11" chart:class="chart:bar">
            <chart:data-point chart:repeated="10"/>
          </chart:series>
          <chart:series chart:style-name="ch15" chart:values-cell-range-address="Sheet1.B12:Sheet1.K12" chart:label-cell-address="Sheet1.A12:Sheet1.A12" chart:class="chart:bar">
            <chart:data-point chart:repeated="10"/>
          </chart:series>
          <chart:series chart:style-name="ch16" chart:values-cell-range-address="Sheet1.B13:Sheet1.K13" chart:label-cell-address="Sheet1.A13:Sheet1.A13" chart:class="chart:bar">
            <chart:data-point chart:repeated="10"/>
          </chart:series>
          <chart:series chart:style-name="ch17" chart:values-cell-range-address="Sheet1.B14:Sheet1.K14" chart:label-cell-address="Sheet1.A14:Sheet1.A14" chart:class="chart:bar">
            <chart:data-point chart:repeated="10"/>
          </chart:series>
          <chart:series chart:style-name="ch6" chart:values-cell-range-address="Sheet1.B15:Sheet1.K15" chart:label-cell-address="Sheet1.A15:Sheet1.A15" chart:class="chart:bar">
            <chart:data-point chart:repeated="10"/>
          </chart:series>
          <chart:series chart:style-name="ch7" chart:values-cell-range-address="Sheet1.B16:Sheet1.K16" chart:label-cell-address="Sheet1.A16:Sheet1.A16" chart:class="chart:bar">
            <chart:data-point chart:repeated="10"/>
          </chart:series>
          <chart:series chart:style-name="ch8" chart:values-cell-range-address="Sheet1.B17:Sheet1.K17" chart:label-cell-address="Sheet1.A17:Sheet1.A17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10</text:p>
                <draw:g>
                  <svg:desc>Sheet1.B1:Sheet1.K1</svg:desc>
                </draw:g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other arbitrary code exec., #557</text:p>
                <draw:g>
                  <svg:desc>Sheet1.A2:Sheet1.A2</svg:desc>
                </draw:g>
              </table:table-cell>
              <table:table-cell office:value-type="float" office:value="44">
                <text:p>44</text:p>
                <draw:g>
                  <svg:desc>Sheet1.B2:Sheet1.K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virtual table, #2; 1.39%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function, #2; 1.39%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pointer, #0; 0%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dispatch, #0; 0%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corruption, #4: 2.79%</text:p>
                <draw:g>
                  <svg:desc>Sheet1.A7:Sheet1.A7</svg:desc>
                </draw:g>
              </table:table-cell>
              <table:table-cell office:value-type="float" office:value="1">
                <text:p>1</text:p>
                <draw:g>
                  <svg:desc>Sheet1.B7:Sheet1.K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dereference, #0; 0%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vulnerability, #7: 4.897%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, #9: 6.29%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K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, #53, 37.06%</text:p>
                <draw:g>
                  <svg:desc>Sheet1.A11:Sheet1.A11</svg:desc>
                </draw:g>
              </table:table-cell>
              <table:table-cell office:value-type="float" office:value="2">
                <text:p>2</text:p>
                <draw:g>
                  <svg:desc>Sheet1.B11:Sheet1.K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se after free, #49, 34.26%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dereference heap object, #2, 1.39%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xistent object, #1, 0.69%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use after free, #8, 59%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formed object, #1, 0.69%</text:p>
                <draw:g>
                  <svg:desc>Sheet1.A16:Sheet1.A16</svg:desc>
                </draw:g>
              </table:table-cell>
              <table:table-cell office:value-type="float" office:value="1">
                <text:p>1</text:p>
                <draw:g>
                  <svg:desc>Sheet1.B16:Sheet1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alid pointer, #5, 3.49%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